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459" officeooo:paragraph-rsid="0012d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plan<text:line-break/><text:line-break/>Backend - 1 dag</text:p>
      <text:p text:style-name="P1"><text:tab/>Oppset av restful API – 3 T</text:p>
      <text:p text:style-name="P1"><text:tab/>Arkitektur – 30 min</text:p>
      <text:p text:style-name="P1"><text:tab/>Login/bruker – 1 T</text:p>
      <text:p text:style-name="P1"><text:tab/>Sikkre ruter – 20 min</text:p>
      <text:p text:style-name="P1"><text:tab/>DB conect – 10 min<text:line-break/><text:line-break/>Frontend - 1 dag</text:p>
      <text:p text:style-name="P1"><text:tab/>Arkitektur – 30 min</text:p>
      <text:p text:style-name="P1"><text:tab/>Css – 1 T</text:p>
      <text:p text:style-name="P1"><text:tab/>Fetching brukere – 30 min</text:p>
      <text:p text:style-name="P1"><text:tab/>fetching Poster – 30 min</text:p>
      <text:p text:style-name="P1"/>
      <text:p text:style-name="P1">Vm og DB – ½ dag</text:p>
      <text:p text:style-name="P1"><text:tab/>Oppretting - 1 T</text:p>
      <text:p text:style-name="P1"><text:tab/>Brannmur - 1 T</text:p>
      <text:p text:style-name="P1"><text:tab/>dummy post og bruker - 30min</text:p>
      <text:p text:style-name="P1"/>
      <text:p text:style-name="P1">Planlegging, Dokumentering og GIT – 3 T</text:p>
      <text:p text:style-name="P1"><text:tab/>opprete git project – 10 min</text:p>
      <text:p text:style-name="P1"><text:tab/>ape code – 20 min</text:p>
      <text:p text:style-name="P1"><text:tab/>branches – 15 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33:48.084113267</meta:creation-date>
    <dc:date>2024-04-03T09:41:43.518539833</dc:date>
    <meta:editing-duration>PT7M56S</meta:editing-duration>
    <meta:editing-cycles>1</meta:editing-cycles>
    <meta:document-statistic meta:table-count="0" meta:image-count="0" meta:object-count="0" meta:page-count="1" meta:paragraph-count="18" meta:word-count="80" meta:character-count="416" meta:non-whitespace-character-count="323"/>
    <meta:generator>LibreOffice/7.3.7.2$Linux_X86_64 LibreOffice_project/30$Build-2</meta:generator>
  </office:meta>
</office:document-meta>
</file>